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style:text-position=""/>
    </style:style>
    <style:style style:name="ce2" style:family="table-cell" style:parent-style-name="Default">
      <style:text-properties fo:color="#00ccff" style:text-position="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fo:color="#00ccff"/>
    </style:style>
    <style:style style:name="ce5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19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/Colum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125" calcext:value-type="float">
            <text:p>125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127" calcext:value-type="float">
            <text:p>127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4" office:value-type="float" office:value="129" calcext:value-type="float">
            <text:p>129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53" calcext:value-type="float">
            <text:p>153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style-name="ce4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56" calcext:value-type="float">
            <text:p>156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4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60" calcext:value-type="float">
            <text:p>160</text:p>
          </table:table-cell>
          <table:table-cell table:style-name="ce5" office:value-type="float" office:value="122" calcext:value-type="float">
            <text:p>122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table:style-name="ce4" office:value-type="float" office:value="162" calcext:value-type="float">
            <text:p>162</text:p>
          </table:table-cell>
          <table:table-cell table:style-name="ce5" office:value-type="float" office:value="111" calcext:value-type="float">
            <text:p>111</text:p>
          </table:table-cell>
          <table:table-cell table:style-name="ce4" office:value-type="float" office:value="163" calcext:value-type="float">
            <text:p>163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65" calcext:value-type="float">
            <text:p>165</text:p>
          </table:table-cell>
          <table:table-cell table:style-name="ce5"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table:style-name="ce5" office:value-type="float" office:value="112" calcext:value-type="float">
            <text:p>112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167" calcext:value-type="float">
            <text:p>167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4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3" calcext:value-type="float">
            <text:p>173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4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77" calcext:value-type="float">
            <text:p>177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style-name="ce4" office:value-type="float" office:value="187" calcext:value-type="float">
            <text:p>18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92" calcext:value-type="float">
            <text:p>192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198" calcext:value-type="float">
            <text:p>19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03" calcext:value-type="float">
            <text:p>203</text:p>
          </table:table-cell>
          <table:table-cell/>
          <table:table-cell table:style-name="ce4"/>
          <table:table-cell table:number-columns-repeated="3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w/Colum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01" calcext:value-type="float">
            <text:p>101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2" office:value-type="float" office:value="103" calcext:value-type="float">
            <text:p>103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2" calcext:value-type="float">
            <text:p>162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1" calcext:value-type="float">
            <text:p>181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6" calcext:value-type="float">
            <text:p>18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187" calcext:value-type="float">
            <text:p>18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92" calcext:value-type="float">
            <text:p>192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98" calcext:value-type="float">
            <text:p>19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03" calcext:value-type="float">
            <text:p>203</text:p>
          </table:table-cell>
          <table:table-cell/>
          <table:table-cell table:style-name="ce2"/>
          <table:table-cell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21:04:31.628211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5T16:29:27.629941445</meta:creation-date>
    <dc:date>2016-06-25T21:07:27.350345492</dc:date>
    <meta:editing-duration>PT36M57S</meta:editing-duration>
    <meta:editing-cycles>11</meta:editing-cycles>
    <meta:generator>LibreOffice/5.1.3.2$Linux_X86_64 LibreOffice_project/10m0$Build-2</meta:generator>
    <meta:document-statistic meta:table-count="2" meta:cell-count="468" meta:object-count="0"/>
  </office:meta>
</office:document-meta>
</file>